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TablePreview1.svm" manifest:media-type=""/>
  <manifest:file-entry manifest:full-path="Pictures/1000000000000020000000204B249CA79A42C6D7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FreeMono1" svg:font-family="FreeMono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.415cm"/>
    </style:style>
    <style:style style:name="gr2" style:family="graphic" style:parent-style-name="Object_20_with_20_no_20_fill_20_and_20_no_20_line">
      <style:graphic-properties draw:opacity="100%" draw:textarea-vertical-align="middle" draw:ole-draw-aspect="1" style:protect="size"/>
    </style:style>
    <style:style style:name="gr3" style:family="graphic" style:parent-style-name="objectwithoutfill">
      <style:graphic-properties svg:stroke-width="0.081cm" svg:stroke-color="#585858" draw:marker-start-width="0.312cm" draw:marker-end-width="0.312cm" draw:fill="none" draw:textarea-vertical-align="middle" fo:padding-top="0.102cm" fo:padding-bottom="0.102cm" fo:padding-left="0.227cm" fo:padding-right="0.227cm"/>
    </style:style>
    <style:style style:name="gr4" style:family="graphic" style:parent-style-name="objectwithoutfill">
      <style:graphic-properties svg:stroke-width="0.081cm" svg:stroke-color="#c5000b" draw:marker-start-width="0.312cm" draw:marker-end-width="0.312cm" draw:fill="none" draw:textarea-vertical-align="middle" fo:padding-top="0.102cm" fo:padding-bottom="0.102cm" fo:padding-left="0.227cm" fo:padding-right="0.227cm"/>
    </style:style>
    <style:style style:name="gr5" style:family="graphic" style:parent-style-name="objectwithoutfill">
      <style:graphic-properties svg:stroke-width="0.081cm" svg:stroke-color="#579d1c" draw:marker-start-width="0.312cm" draw:marker-end-width="0.312cm" draw:fill="none" draw:textarea-vertical-align="middle" fo:padding-top="0.102cm" fo:padding-bottom="0.102cm" fo:padding-left="0.227cm" fo:padding-right="0.227cm"/>
    </style:style>
    <style:style style:name="gr6" style:family="graphic" style:parent-style-name="objectwithoutfill">
      <style:graphic-properties svg:stroke-width="0.081cm" svg:stroke-color="#0084d1" draw:marker-start-width="0.312cm" draw:marker-end-width="0.312cm" draw:fill="none" draw:textarea-vertical-align="middle" fo:padding-top="0.102cm" fo:padding-bottom="0.102cm" fo:padding-left="0.227cm" fo:padding-right="0.227cm"/>
    </style:style>
    <style:style style:name="gr7" style:family="graphic" style:parent-style-name="objectwithoutfill">
      <style:graphic-properties draw:stroke="dash" draw:stroke-dash="Fine_20_Dashed" svg:stroke-width="0.028cm" svg:stroke-color="#808080" draw:marker-start-width="0.233cm" draw:marker-end-width="0.233cm" draw:fill="none" draw:textarea-vertical-align="middle" fo:padding-top="0.076cm" fo:padding-bottom="0.076cm" fo:padding-left="0.201cm" fo:padding-right="0.201cm"/>
    </style:style>
    <style:style style:name="gr8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0cm" fo:min-width="0cm" draw:shadow-opacity="100%"/>
    </style:style>
    <style:style style:name="gr9" style:family="graphic" style:parent-style-name="objectwithoutfill">
      <style:graphic-properties svg:stroke-width="0.053cm" draw:marker-start-width="0.27cm" draw:marker-end="Arrow_20_concave" draw:marker-end-width="0.189cm" draw:fill="none" draw:textarea-vertical-align="middle" fo:padding-top="0.088cm" fo:padding-bottom="0.088cm" fo:padding-left="0.213cm" fo:padding-right="0.21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624cm"/>
    </style:style>
    <style:style style:name="gr11" style:family="graphic" style:parent-style-name="Object_20_with_20_no_20_fill_20_and_20_no_20_line">
      <style:graphic-properties draw:textarea-vertical-align="middle" draw:ole-draw-aspect="1" style:protect="size"/>
    </style:style>
    <style:style style:name="co1" style:family="table-column">
      <style:table-column-properties style:column-width="1.092cm" style:use-optimal-column-width="false"/>
    </style:style>
    <style:style style:name="co2" style:family="table-column">
      <style:table-column-properties style:column-width="1.549cm" style:use-optimal-column-width="false"/>
    </style:style>
    <style:style style:name="co3" style:family="table-column">
      <style:table-column-properties style:column-width="0.826cm" style:use-optimal-column-width="false"/>
    </style:style>
    <style:style style:name="ro1" style:family="table-row">
      <style:table-row-properties style:row-height="1.128cm"/>
    </style:style>
    <style:style style:name="ro2" style:family="table-row">
      <style:table-row-properties style:row-height="1.133cm"/>
    </style:style>
    <style:style style:name="ce1" style:family="table-cell">
      <loext:graphic-properties draw:fill="none" draw:textarea-vertical-align="middle"/>
      <style:paragraph-properties fo:border="none"/>
      <style:text-properties style:font-name="FreeMono1" fo:font-size="18pt" style:font-size-asian="18pt" style:font-size-complex="18pt"/>
    </style:style>
    <style:style style:name="ce2" style:family="table-cell">
      <loext:graphic-properties draw:fill="none" draw:textarea-vertical-align="middle"/>
      <style:paragraph-properties fo:border="none"/>
      <style:text-properties fo:color="#0084d1" style:font-name="FreeMono1" fo:font-size="16pt" fo:font-style="normal" fo:font-weight="bold" style:font-size-asian="16pt" style:font-size-complex="16pt"/>
    </style:style>
    <style:style style:name="ce3" style:family="table-cell">
      <loext:graphic-properties draw:fill="none" draw:fill-color="#b3b3b3" draw:textarea-vertical-align="middle"/>
      <style:paragraph-properties fo:border="none"/>
      <style:text-properties fo:color="#0084d1" style:font-name="FreeMono1" fo:font-size="16pt" fo:font-style="normal" fo:font-weight="bold" style:font-size-asian="16pt" style:font-size-complex="16pt"/>
    </style:style>
    <style:style style:name="ce4" style:family="table-cell">
      <loext:graphic-properties draw:fill="none" draw:textarea-vertical-align="middle"/>
      <style:paragraph-properties fo:border="none"/>
      <style:text-properties fo:color="#579d1c" style:font-name="FreeMono1" fo:font-size="16pt" fo:font-style="normal" fo:font-weight="bold" style:font-size-asian="16pt" style:font-size-complex="16pt"/>
    </style:style>
    <style:style style:name="ce5" style:family="table-cell">
      <loext:graphic-properties draw:fill="none" draw:textarea-vertical-align="middle"/>
      <style:paragraph-properties fo:border="none"/>
      <style:text-properties fo:color="#c5000b" style:font-name="FreeMono1" fo:font-size="16pt" fo:font-style="normal" fo:font-weight="bold" style:font-size-asian="16pt" style:font-size-complex="16pt"/>
    </style:style>
    <style:style style:name="P1" style:family="paragraph">
      <loext:graphic-properties draw:fill="none"/>
      <style:text-properties fo:color="#000000" fo:font-weight="normal" style:font-weight-asian="normal" style:font-weight-complex="normal"/>
    </style:style>
    <style:style style:name="P2" style:family="paragraph">
      <loext:graphic-properties draw:opacity="100%"/>
    </style:style>
    <style:style style:name="P3" style:family="paragraph">
      <loext:graphic-properties draw:fill="none"/>
    </style:style>
    <style:style style:name="P4" style:family="paragraph">
      <loext:graphic-properties draw:fill="solid" draw:fill-color="#000000" draw:opacity="100%"/>
      <style:paragraph-properties fo:text-align="center"/>
    </style:style>
    <style:style style:name="P5" style:family="paragraph">
      <loext:graphic-properties draw:fill="none" draw:fill-color="#ffffff"/>
      <style:text-properties fo:color="#579d1c" fo:font-size="9pt" style:font-size-asian="9pt" style:font-size-complex="9pt"/>
    </style:style>
    <style:style style:name="P6" style:family="paragraph">
      <loext:graphic-properties draw:fill="none" draw:fill-color="#ffffff"/>
      <style:text-properties fo:font-size="9pt" style:font-size-asian="9pt" style:font-size-complex="9pt"/>
    </style:style>
    <style:style style:name="P7" style:family="paragraph">
      <loext:graphic-properties draw:fill="none" draw:fill-color="#ffffff"/>
      <style:text-properties fo:color="#ce181e" fo:font-size="9pt" style:font-size-asian="9pt" style:font-size-complex="9pt"/>
    </style:style>
    <style:style style:name="P8" style:family="paragraph">
      <loext:graphic-properties draw:fill="none" draw:fill-color="#ffffff"/>
      <style:text-properties fo:color="#c5000b" fo:font-size="9pt" style:font-size-asian="9pt" style:font-size-complex="9pt"/>
    </style:style>
    <style:style style:name="P9" style:family="paragraph">
      <loext:graphic-properties draw:fill="none" draw:fill-color="#ffffff"/>
      <style:text-properties fo:color="#0084d1" fo:font-size="9pt" style:font-size-asian="9pt" style:font-size-complex="9pt"/>
    </style:style>
    <style:style style:name="P10" style:family="paragraph">
      <loext:graphic-properties draw:fill="none" draw:fill-color="#ffffff"/>
      <style:text-properties fo:color="#808080" fo:font-size="9pt" style:font-size-asian="9pt" style:font-size-complex="9pt"/>
    </style:style>
    <style:style style:name="P11" style:family="paragraph">
      <loext:graphic-properties draw:fill="none"/>
      <style:text-properties fo:font-weight="normal" style:font-weight-asian="normal" style:font-weight-complex="normal"/>
    </style:style>
    <style:style style:name="T1" style:family="text">
      <style:text-properties fo:color="#000000" style:font-name="FreeMono"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color="#579d1c" fo:font-size="9pt" style:font-size-asian="9pt" style:font-size-complex="9pt"/>
    </style:style>
    <style:style style:name="T3" style:family="text">
      <style:text-properties fo:color="#0084d1" fo:font-size="9pt" style:font-size-asian="9pt" style:font-size-complex="9pt"/>
    </style:style>
    <style:style style:name="T4" style:family="text">
      <style:text-properties fo:color="#ce181e" fo:font-size="9pt" style:font-size-asian="9pt" style:font-size-complex="9pt"/>
    </style:style>
    <style:style style:name="T5" style:family="text">
      <style:text-properties fo:color="#c5000b" fo:font-size="9pt" style:font-size-asian="9pt" style:font-size-complex="9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color="#808080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9.329cm" svg:height="1.665cm" svg:x="2.793cm" svg:y="10.053cm">
            <draw:text-box>
              <text:p><text:span text:style-name="T1">Минимизация ошибки</text:span></text:p>
            </draw:text-box>
          </draw:frame>
          <draw:g>
            <draw:frame draw:style-name="standard" draw:layer="layout" svg:width="3.466cm" svg:height="3.388cm" svg:x="-1.84cm" svg:y="-1.534cm">
              <table:table table:template-name="default" table:use-first-row-styles="true" table:use-banding-rows-styles="true">
                <table:table-column table:style-name="co1"/>
                <table:table-column table:style-name="co2"/>
                <table:table-column table:style-name="co3"/>
                <table:table-row table:style-name="ro1">
                  <table:table-cell table:style-name="ce1"/>
                  <table:table-cell table:style-name="ce2"/>
                  <table:table-cell table:style-name="ce3"/>
                </table:table-row>
                <table:table-row table:style-name="ro1" table:default-cell-style-name="ce4">
                  <table:table-cell table:style-name="ce1"/>
                  <table:table-cell/>
                  <table:table-cell/>
                </table:table-row>
                <table:table-row table:style-name="ro2" table:default-cell-style-name="ce5">
                  <table:table-cell table:style-name="ce1"/>
                  <table:table-cell/>
                  <table:table-cell/>
                </table:table-row>
              </table:table>
              <draw:image xlink:href="Pictures/TablePreview1.svm" xlink:type="simple" xlink:show="embed" xlink:actuate="onLoad"/>
            </draw:frame>
            <draw:frame draw:style-name="gr2" draw:text-style-name="P2" draw:layer="layout" svg:width="7.348cm" svg:height="1.618cm" svg:x="4.952cm" svg:y="12.245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  <draw:g>
              <draw:line draw:style-name="gr3" draw:text-style-name="P3" draw:layer="layout" svg:x1="3.846cm" svg:y1="6.464cm" svg:x2="20.61cm" svg:y2="6.464cm">
                <text:p/>
              </draw:line>
              <draw:line draw:style-name="gr4" draw:text-style-name="P3" draw:layer="layout" svg:x1="3.846cm" svg:y1="6.337cm" svg:x2="7.402cm" svg:y2="6.337cm">
                <text:p/>
              </draw:line>
              <draw:line draw:style-name="gr4" draw:text-style-name="P3" draw:layer="layout" svg:x1="7.746cm" svg:y1="4.137cm" svg:x2="11.302cm" svg:y2="4.137cm">
                <text:p/>
              </draw:line>
              <draw:line draw:style-name="gr4" draw:text-style-name="P3" draw:layer="layout" svg:x1="13.946cm" svg:y1="3.837cm" svg:x2="19.28cm" svg:y2="3.837cm">
                <text:p/>
              </draw:line>
              <draw:line draw:style-name="gr4" draw:text-style-name="P3" draw:layer="layout" svg:x1="11.446cm" svg:y1="6.237cm" svg:x2="15.764cm" svg:y2="6.237cm">
                <text:p/>
              </draw:line>
              <draw:line draw:style-name="gr4" draw:text-style-name="P3" draw:layer="layout" svg:x1="16.046cm" svg:y1="6.237cm" svg:x2="20.669cm" svg:y2="6.237cm">
                <text:p/>
              </draw:line>
              <draw:line draw:style-name="gr4" draw:text-style-name="P3" draw:layer="layout" svg:x1="5.346cm" svg:y1="6.237cm" svg:x2="9.41cm" svg:y2="6.237cm">
                <text:p/>
              </draw:line>
              <draw:line draw:style-name="gr4" draw:text-style-name="P3" draw:layer="layout" svg:x1="7.846cm" svg:y1="4.337cm" svg:x2="11.148cm" svg:y2="4.337cm">
                <text:p/>
              </draw:line>
              <draw:line draw:style-name="gr4" draw:text-style-name="P3" draw:layer="layout" svg:x1="4.046cm" svg:y1="5.237cm" svg:x2="9.126cm" svg:y2="5.237cm">
                <text:p/>
              </draw:line>
              <draw:line draw:style-name="gr4" draw:text-style-name="P3" draw:layer="layout" svg:x1="9.446cm" svg:y1="6.037cm" svg:x2="13.815cm" svg:y2="6.037cm">
                <text:p/>
              </draw:line>
              <draw:line draw:style-name="gr4" draw:text-style-name="P3" draw:layer="layout" svg:x1="13.946cm" svg:y1="6.137cm" svg:x2="16.232cm" svg:y2="6.137cm">
                <text:p/>
              </draw:line>
              <draw:line draw:style-name="gr4" draw:text-style-name="P3" draw:layer="layout" svg:x1="17.206cm" svg:y1="6.137cm" svg:x2="20.152cm" svg:y2="6.137cm">
                <text:p/>
              </draw:line>
              <draw:line draw:style-name="gr4" draw:text-style-name="P3" draw:layer="layout" svg:x1="11.446cm" svg:y1="6.337cm" svg:x2="13.732cm" svg:y2="6.337cm">
                <text:p/>
              </draw:line>
              <draw:line draw:style-name="gr4" draw:text-style-name="P3" draw:layer="layout" svg:x1="3.946cm" svg:y1="5.737cm" svg:x2="5.521cm" svg:y2="5.737cm">
                <text:p/>
              </draw:line>
              <draw:line draw:style-name="gr4" draw:text-style-name="P3" draw:layer="layout" svg:x1="11.446cm" svg:y1="5.937cm" svg:x2="16.272cm" svg:y2="5.937cm">
                <text:p/>
              </draw:line>
              <draw:line draw:style-name="gr4" draw:text-style-name="P3" draw:layer="layout" svg:x1="16.246cm" svg:y1="4.437cm" svg:x2="19.294cm" svg:y2="4.437cm">
                <text:p/>
              </draw:line>
              <draw:line draw:style-name="gr4" draw:text-style-name="P3" draw:layer="layout" svg:x1="5.446cm" svg:y1="4.837cm" svg:x2="7.732cm" svg:y2="4.837cm">
                <text:p/>
              </draw:line>
              <draw:line draw:style-name="gr4" draw:text-style-name="P3" draw:layer="layout" svg:x1="13.746cm" svg:y1="4.837cm" svg:x2="19.436cm" svg:y2="4.837cm">
                <text:p/>
              </draw:line>
              <draw:line draw:style-name="gr4" draw:text-style-name="P3" draw:layer="layout" svg:x1="17.146cm" svg:y1="5.937cm" svg:x2="19.94cm" svg:y2="5.937cm">
                <text:p/>
              </draw:line>
              <draw:line draw:style-name="gr4" draw:text-style-name="P3" draw:layer="layout" svg:x1="8.046cm" svg:y1="5.937cm" svg:x2="9.57cm" svg:y2="5.937cm">
                <text:p/>
              </draw:line>
              <draw:line draw:style-name="gr4" draw:text-style-name="P3" draw:layer="layout" svg:x1="9.746cm" svg:y1="5.937cm" svg:x2="11.27cm" svg:y2="5.937cm">
                <text:p/>
              </draw:line>
              <draw:line draw:style-name="gr4" draw:text-style-name="P3" draw:layer="layout" svg:x1="11.246cm" svg:y1="4.737cm" svg:x2="13.532cm" svg:y2="4.737cm">
                <text:p/>
              </draw:line>
              <draw:line draw:style-name="gr4" draw:text-style-name="P3" draw:layer="layout" svg:x1="9.846cm" svg:y1="6.237cm" svg:x2="11.116cm" svg:y2="6.237cm">
                <text:p/>
              </draw:line>
              <draw:line draw:style-name="gr4" draw:text-style-name="P3" draw:layer="layout" svg:x1="11.046cm" svg:y1="5.337cm" svg:x2="13.281cm" svg:y2="5.337cm">
                <text:p/>
              </draw:line>
              <draw:line draw:style-name="gr4" draw:text-style-name="P3" draw:layer="layout" svg:x1="5.746cm" svg:y1="5.737cm" svg:x2="8.032cm" svg:y2="5.737cm">
                <text:p/>
              </draw:line>
              <draw:line draw:style-name="gr4" draw:text-style-name="P3" draw:layer="layout" svg:x1="14.147cm" svg:y1="4.737cm" svg:x2="15.722cm" svg:y2="4.737cm">
                <text:p/>
              </draw:line>
              <draw:line draw:style-name="gr5" draw:text-style-name="P3" draw:layer="layout" svg:x1="20.669cm" svg:y1="4.637cm" svg:x2="17.113cm" svg:y2="4.637cm">
                <text:p/>
              </draw:line>
              <draw:line draw:style-name="gr5" draw:text-style-name="P3" draw:layer="layout" svg:x1="17.269cm" svg:y1="5.137cm" svg:x2="13.713cm" svg:y2="5.137cm">
                <text:p/>
              </draw:line>
              <draw:line draw:style-name="gr5" draw:text-style-name="P3" draw:layer="layout" svg:x1="10.769cm" svg:y1="5.437cm" svg:x2="5.435cm" svg:y2="5.437cm">
                <text:p/>
              </draw:line>
              <draw:line draw:style-name="gr5" draw:text-style-name="P3" draw:layer="layout" svg:x1="13.569cm" svg:y1="4.037cm" svg:x2="9.251cm" svg:y2="4.037cm">
                <text:p/>
              </draw:line>
              <draw:line draw:style-name="gr5" draw:text-style-name="P3" draw:layer="layout" svg:x1="19.169cm" svg:y1="5.237cm" svg:x2="15.105cm" svg:y2="5.237cm">
                <text:p/>
              </draw:line>
              <draw:line draw:style-name="gr5" draw:text-style-name="P3" draw:layer="layout" svg:x1="16.669cm" svg:y1="5.337cm" svg:x2="13.367cm" svg:y2="5.337cm">
                <text:p/>
              </draw:line>
              <draw:line draw:style-name="gr5" draw:text-style-name="P3" draw:layer="layout" svg:x1="20.469cm" svg:y1="5.437cm" svg:x2="15.389cm" svg:y2="5.437cm">
                <text:p/>
              </draw:line>
              <draw:line draw:style-name="gr6" draw:text-style-name="P3" draw:layer="layout" svg:x1="15.269cm" svg:y1="5.437cm" svg:x2="10.9cm" svg:y2="5.437cm">
                <text:p/>
              </draw:line>
              <draw:line draw:style-name="gr5" draw:text-style-name="P3" draw:layer="layout" svg:x1="11.083cm" svg:y1="6.337cm" svg:x2="7.883cm" svg:y2="6.337cm">
                <text:p/>
              </draw:line>
              <draw:line draw:style-name="gr5" draw:text-style-name="P3" draw:layer="layout" svg:x1="7.409cm" svg:y1="5.537cm" svg:x2="4.463cm" svg:y2="5.537cm">
                <text:p/>
              </draw:line>
              <draw:line draw:style-name="gr5" draw:text-style-name="P3" draw:layer="layout" svg:x1="13.069cm" svg:y1="5.237cm" svg:x2="10.783cm" svg:y2="5.237cm">
                <text:p/>
              </draw:line>
              <draw:line draw:style-name="gr5" draw:text-style-name="P3" draw:layer="layout" svg:x1="20.569cm" svg:y1="5.337cm" svg:x2="18.994cm" svg:y2="5.337cm">
                <text:p/>
              </draw:line>
              <draw:line draw:style-name="gr5" draw:text-style-name="P3" draw:layer="layout" svg:x1="13.326cm" svg:y1="5.537cm" svg:x2="8.043cm" svg:y2="5.537cm">
                <text:p/>
              </draw:line>
              <draw:line draw:style-name="gr5" draw:text-style-name="P3" draw:layer="layout" svg:x1="7.469cm" svg:y1="5.937cm" svg:x2="4.421cm" svg:y2="5.937cm">
                <text:p/>
              </draw:line>
              <draw:line draw:style-name="gr5" draw:text-style-name="P3" draw:layer="layout" svg:x1="19.669cm" svg:y1="5.537cm" svg:x2="17.383cm" svg:y2="5.537cm">
                <text:p/>
              </draw:line>
              <draw:line draw:style-name="gr5" draw:text-style-name="P3" draw:layer="layout" svg:x1="11.069cm" svg:y1="4.937cm" svg:x2="5.379cm" svg:y2="4.937cm">
                <text:p/>
              </draw:line>
              <draw:line draw:style-name="gr5" draw:text-style-name="P3" draw:layer="layout" svg:x1="7.828cm" svg:y1="5.837cm" svg:x2="4.475cm" svg:y2="5.837cm">
                <text:p/>
              </draw:line>
              <draw:line draw:style-name="gr5" draw:text-style-name="P3" draw:layer="layout" svg:x1="17.269cm" svg:y1="5.537cm" svg:x2="15.745cm" svg:y2="5.537cm">
                <text:p/>
              </draw:line>
              <draw:line draw:style-name="gr5" draw:text-style-name="P3" draw:layer="layout" svg:x1="15.669cm" svg:y1="5.537cm" svg:x2="14.145cm" svg:y2="5.537cm">
                <text:p/>
              </draw:line>
              <draw:line draw:style-name="gr5" draw:text-style-name="P3" draw:layer="layout" svg:x1="20.369cm" svg:y1="5.637cm" svg:x2="18.845cm" svg:y2="5.637cm">
                <text:p/>
              </draw:line>
              <draw:line draw:style-name="gr5" draw:text-style-name="P3" draw:layer="layout" svg:x1="13.269cm" svg:y1="5.637cm" svg:x2="10.983cm" svg:y2="5.637cm">
                <text:p/>
              </draw:line>
              <draw:line draw:style-name="gr5" draw:text-style-name="P3" draw:layer="layout" svg:x1="15.669cm" svg:y1="5.637cm" svg:x2="14.145cm" svg:y2="5.637cm">
                <text:p/>
              </draw:line>
              <draw:line draw:style-name="gr5" draw:text-style-name="P3" draw:layer="layout" svg:x1="14.669cm" svg:y1="5.237cm" svg:x2="13.399cm" svg:y2="5.237cm">
                <text:p/>
              </draw:line>
              <draw:line draw:style-name="gr5" draw:text-style-name="P3" draw:layer="layout" svg:x1="10.931cm" svg:y1="5.337cm" svg:x2="7.934cm" svg:y2="5.337cm">
                <text:p/>
              </draw:line>
              <draw:line draw:style-name="gr5" draw:text-style-name="P3" draw:layer="layout" svg:x1="18.769cm" svg:y1="5.337cm" svg:x2="17.042cm" svg:y2="5.337cm">
                <text:p/>
              </draw:line>
              <draw:line draw:style-name="gr5" draw:text-style-name="P3" draw:layer="layout" svg:x1="9.368cm" svg:y1="6.137cm" svg:x2="7.793cm" svg:y2="6.137cm">
                <text:p/>
              </draw:line>
              <draw:line draw:style-name="gr5" draw:text-style-name="P3" draw:layer="layout" svg:x1="16.769cm" svg:y1="5.737cm" svg:x2="13.365cm" svg:y2="5.737cm">
                <text:p/>
              </draw:line>
              <draw:line draw:style-name="gr5" draw:text-style-name="P3" draw:layer="layout" svg:x1="13.316cm" svg:y1="5.737cm" svg:x2="8.896cm" svg:y2="5.737cm">
                <text:p/>
              </draw:line>
              <draw:line draw:style-name="gr5" draw:text-style-name="P3" draw:layer="layout" svg:x1="4.463cm" svg:y1="5.137cm" svg:x2="9.543cm" svg:y2="5.137cm">
                <text:p/>
              </draw:line>
              <draw:line draw:style-name="gr5" draw:text-style-name="P3" draw:layer="layout" svg:x1="9.863cm" svg:y1="5.037cm" svg:x2="14.232cm" svg:y2="5.037cm">
                <text:p/>
              </draw:line>
              <draw:line draw:style-name="gr5" draw:text-style-name="P3" draw:layer="layout" svg:x1="14.163cm" svg:y1="4.937cm" svg:x2="16.449cm" svg:y2="4.937cm">
                <text:p/>
              </draw:line>
              <draw:line draw:style-name="gr5" draw:text-style-name="P3" draw:layer="layout" svg:x1="17.423cm" svg:y1="4.937cm" svg:x2="20.369cm" svg:y2="4.937cm">
                <text:p/>
              </draw:line>
              <draw:line draw:style-name="gr5" draw:text-style-name="P3" draw:layer="layout" svg:x1="16.663cm" svg:y1="5.037cm" svg:x2="19.711cm" svg:y2="5.037cm">
                <text:p/>
              </draw:line>
              <draw:line draw:style-name="gr5" draw:text-style-name="P3" draw:layer="layout" svg:x1="11.563cm" svg:y1="4.937cm" svg:x2="13.798cm" svg:y2="4.937cm">
                <text:p/>
              </draw:line>
              <draw:line draw:style-name="gr5" draw:text-style-name="P3" draw:layer="layout" svg:x1="14.564cm" svg:y1="5.037cm" svg:x2="16.139cm" svg:y2="5.037cm">
                <text:p/>
              </draw:line>
              <draw:line draw:style-name="gr6" draw:text-style-name="P3" draw:layer="layout" svg:x1="5.446cm" svg:y1="5.337cm" svg:x2="7.732cm" svg:y2="5.337cm">
                <text:p/>
              </draw:line>
              <draw:line draw:style-name="gr6" draw:text-style-name="P3" draw:layer="layout" svg:x1="13.746cm" svg:y1="5.837cm" svg:x2="19.436cm" svg:y2="5.837cm">
                <text:p/>
              </draw:line>
              <draw:line draw:style-name="gr6" draw:text-style-name="P3" draw:layer="layout" svg:x1="8.046cm" svg:y1="5.837cm" svg:x2="9.57cm" svg:y2="5.837cm">
                <text:p/>
              </draw:line>
              <draw:line draw:style-name="gr6" draw:text-style-name="P3" draw:layer="layout" svg:x1="9.746cm" svg:y1="5.837cm" svg:x2="11.27cm" svg:y2="5.837cm">
                <text:p/>
              </draw:line>
              <draw:line draw:style-name="gr6" draw:text-style-name="P3" draw:layer="layout" svg:x1="11.346cm" svg:y1="5.837cm" svg:x2="13.632cm" svg:y2="5.837cm">
                <text:p/>
              </draw:line>
              <draw:line draw:style-name="gr6" draw:text-style-name="P3" draw:layer="layout" svg:x1="20.669cm" svg:y1="4.737cm" svg:x2="17.113cm" svg:y2="4.737cm">
                <text:p/>
              </draw:line>
              <draw:line draw:style-name="gr6" draw:text-style-name="P3" draw:layer="layout" svg:x1="16.769cm" svg:y1="4.137cm" svg:x2="13.213cm" svg:y2="4.137cm">
                <text:p/>
              </draw:line>
              <draw:line draw:style-name="gr6" draw:text-style-name="P3" draw:layer="layout" svg:x1="10.569cm" svg:y1="4.737cm" svg:x2="5.235cm" svg:y2="4.737cm">
                <text:p/>
              </draw:line>
              <draw:line draw:style-name="gr6" draw:text-style-name="P3" draw:layer="layout" svg:x1="13.469cm" svg:y1="4.237cm" svg:x2="9.151cm" svg:y2="4.237cm">
                <text:p/>
              </draw:line>
              <draw:line draw:style-name="gr6" draw:text-style-name="P3" draw:layer="layout" svg:x1="20.609cm" svg:y1="6.337cm" svg:x2="14.005cm" svg:y2="6.337cm">
                <text:p/>
              </draw:line>
              <draw:line draw:style-name="gr6" draw:text-style-name="P3" draw:layer="layout" svg:x1="16.969cm" svg:y1="4.237cm" svg:x2="13.667cm" svg:y2="4.237cm">
                <text:p/>
              </draw:line>
              <draw:line draw:style-name="gr6" draw:text-style-name="P3" draw:layer="layout" svg:x1="20.615cm" svg:y1="6.037cm" svg:x2="15.789cm" svg:y2="6.037cm">
                <text:p/>
              </draw:line>
              <draw:line draw:style-name="gr5" draw:text-style-name="P3" draw:layer="layout" svg:x1="15.769cm" svg:y1="4.437cm" svg:x2="11.4cm" svg:y2="4.437cm">
                <text:p/>
              </draw:line>
              <draw:line draw:style-name="gr6" draw:text-style-name="P3" draw:layer="layout" svg:x1="11.169cm" svg:y1="4.837cm" svg:x2="8.883cm" svg:y2="4.837cm">
                <text:p/>
              </draw:line>
              <draw:line draw:style-name="gr6" draw:text-style-name="P3" draw:layer="layout" svg:x1="7.409cm" svg:y1="6.137cm" svg:x2="4.463cm" svg:y2="6.137cm">
                <text:p/>
              </draw:line>
              <draw:line draw:style-name="gr6" draw:text-style-name="P3" draw:layer="layout" svg:x1="13.569cm" svg:y1="4.837cm" svg:x2="11.283cm" svg:y2="4.837cm">
                <text:p/>
              </draw:line>
              <draw:line draw:style-name="gr6" draw:text-style-name="P3" draw:layer="layout" svg:x1="20.569cm" svg:y1="5.137cm" svg:x2="18.994cm" svg:y2="5.137cm">
                <text:p/>
              </draw:line>
              <draw:line draw:style-name="gr6" draw:text-style-name="P3" draw:layer="layout" svg:x1="11.558cm" svg:y1="4.537cm" svg:x2="7.443cm" svg:y2="4.537cm">
                <text:p/>
              </draw:line>
              <draw:line draw:style-name="gr6" draw:text-style-name="P3" draw:layer="layout" svg:x1="9.044cm" svg:y1="6.037cm" svg:x2="4.421cm" svg:y2="6.037cm">
                <text:p/>
              </draw:line>
              <draw:line draw:style-name="gr6" draw:text-style-name="P3" draw:layer="layout" svg:x1="19.169cm" svg:y1="5.737cm" svg:x2="16.883cm" svg:y2="5.737cm">
                <text:p/>
              </draw:line>
              <draw:line draw:style-name="gr6" draw:text-style-name="P3" draw:layer="layout" svg:x1="9.669cm" svg:y1="5.037cm" svg:x2="3.979cm" svg:y2="5.037cm">
                <text:p/>
              </draw:line>
              <draw:line draw:style-name="gr6" draw:text-style-name="P3" draw:layer="layout" svg:x1="7.369cm" svg:y1="4.637cm" svg:x2="4.575cm" svg:y2="4.637cm">
                <text:p/>
              </draw:line>
              <draw:line draw:style-name="gr6" draw:text-style-name="P3" draw:layer="layout" svg:x1="16.469cm" svg:y1="4.337cm" svg:x2="14.945cm" svg:y2="4.337cm">
                <text:p/>
              </draw:line>
              <draw:line draw:style-name="gr6" draw:text-style-name="P3" draw:layer="layout" svg:x1="14.769cm" svg:y1="4.537cm" svg:x2="13.245cm" svg:y2="4.537cm">
                <text:p/>
              </draw:line>
              <draw:line draw:style-name="gr6" draw:text-style-name="P3" draw:layer="layout" svg:x1="5.769cm" svg:y1="5.637cm" svg:x2="4.245cm" svg:y2="5.637cm">
                <text:p/>
              </draw:line>
              <draw:line draw:style-name="gr6" draw:text-style-name="P3" draw:layer="layout" svg:x1="13.645cm" svg:y1="5.137cm" svg:x2="9.683cm" svg:y2="5.137cm">
                <text:p/>
              </draw:line>
              <draw:line draw:style-name="gr6" draw:text-style-name="P3" draw:layer="layout" svg:x1="16.669cm" svg:y1="4.537cm" svg:x2="15.145cm" svg:y2="4.537cm">
                <text:p/>
              </draw:line>
              <draw:line draw:style-name="gr6" draw:text-style-name="P3" draw:layer="layout" svg:x1="10.869cm" svg:y1="6.137cm" svg:x2="9.599cm" svg:y2="6.137cm">
                <text:p/>
              </draw:line>
              <draw:line draw:style-name="gr6" draw:text-style-name="P3" draw:layer="layout" svg:x1="13.369cm" svg:y1="6.137cm" svg:x2="11.134cm" svg:y2="6.137cm">
                <text:p/>
              </draw:line>
              <draw:line draw:style-name="gr6" draw:text-style-name="P3" draw:layer="layout" svg:x1="18.769cm" svg:y1="5.637cm" svg:x2="17.042cm" svg:y2="5.637cm">
                <text:p/>
              </draw:line>
              <draw:line draw:style-name="gr6" draw:text-style-name="P3" draw:layer="layout" svg:x1="9.468cm" svg:y1="5.637cm" svg:x2="7.893cm" svg:y2="5.637cm">
                <text:p/>
              </draw:line>
              <draw:line draw:style-name="gr6" draw:text-style-name="P3" draw:layer="layout" svg:x1="16.869cm" svg:y1="4.637cm" svg:x2="13.465cm" svg:y2="4.637cm">
                <text:p/>
              </draw:line>
              <draw:line draw:style-name="gr6" draw:text-style-name="P3" draw:layer="layout" svg:x1="13.468cm" svg:y1="4.637cm" svg:x2="8.896cm" svg:y2="4.637cm">
                <text:p/>
              </draw:line>
              <draw:line draw:style-name="gr6" draw:text-style-name="P3" draw:layer="layout" svg:x1="5.863cm" svg:y1="4.437cm" svg:x2="10.943cm" svg:y2="4.437cm">
                <text:p/>
              </draw:line>
              <draw:line draw:style-name="gr6" draw:text-style-name="P3" draw:layer="layout" svg:x1="9.863cm" svg:y1="3.937cm" svg:x2="14.232cm" svg:y2="3.937cm">
                <text:p/>
              </draw:line>
              <draw:line draw:style-name="gr6" draw:text-style-name="P3" draw:layer="layout" svg:x1="14.363cm" svg:y1="3.937cm" svg:x2="16.649cm" svg:y2="3.937cm">
                <text:p/>
              </draw:line>
              <draw:line draw:style-name="gr6" draw:text-style-name="P3" draw:layer="layout" svg:x1="17.423cm" svg:y1="4.537cm" svg:x2="20.369cm" svg:y2="4.537cm">
                <text:p/>
              </draw:line>
              <draw:line draw:style-name="gr6" draw:text-style-name="P3" draw:layer="layout" svg:x1="16.663cm" svg:y1="4.337cm" svg:x2="19.711cm" svg:y2="4.337cm">
                <text:p/>
              </draw:line>
              <draw:line draw:style-name="gr6" draw:text-style-name="P3" draw:layer="layout" svg:x1="11.763cm" svg:y1="4.337cm" svg:x2="13.998cm" svg:y2="4.337cm">
                <text:p/>
              </draw:line>
              <draw:line draw:style-name="gr6" draw:text-style-name="P3" draw:layer="layout" svg:x1="14.564cm" svg:y1="4.037cm" svg:x2="16.139cm" svg:y2="4.037cm">
                <text:p/>
              </draw:line>
            </draw:g>
            <draw:g>
              <draw:line draw:style-name="gr7" draw:text-style-name="P3" draw:layer="layout" svg:x1="4.535cm" svg:y1="9.66cm" svg:x2="4.535cm" svg:y2="3.437cm">
                <text:p/>
              </draw:line>
              <draw:line draw:style-name="gr7" draw:text-style-name="P3" draw:layer="layout" svg:x1="5.235cm" svg:y1="9.661cm" svg:x2="5.235cm" svg:y2="3.438cm">
                <text:p/>
              </draw:line>
              <draw:line draw:style-name="gr7" draw:text-style-name="P3" draw:layer="layout" svg:x1="5.935cm" svg:y1="9.661cm" svg:x2="5.935cm" svg:y2="3.438cm">
                <text:p/>
              </draw:line>
              <draw:line draw:style-name="gr7" draw:text-style-name="P3" draw:layer="layout" svg:x1="7.335cm" svg:y1="9.662cm" svg:x2="7.335cm" svg:y2="3.439cm">
                <text:p/>
              </draw:line>
              <draw:line draw:style-name="gr7" draw:text-style-name="P3" draw:layer="layout" svg:x1="8.135cm" svg:y1="9.663cm" svg:x2="8.135cm" svg:y2="3.44cm">
                <text:p/>
              </draw:line>
              <draw:line draw:style-name="gr7" draw:text-style-name="P3" draw:layer="layout" svg:x1="8.835cm" svg:y1="9.664cm" svg:x2="8.835cm" svg:y2="3.441cm">
                <text:p/>
              </draw:line>
              <draw:line draw:style-name="gr7" draw:text-style-name="P3" draw:layer="layout" svg:x1="9.935cm" svg:y1="9.665cm" svg:x2="9.935cm" svg:y2="3.442cm">
                <text:p/>
              </draw:line>
              <draw:line draw:style-name="gr7" draw:text-style-name="P3" draw:layer="layout" svg:x1="10.835cm" svg:y1="9.666cm" svg:x2="10.835cm" svg:y2="3.443cm">
                <text:p/>
              </draw:line>
              <draw:line draw:style-name="gr7" draw:text-style-name="P3" draw:layer="layout" svg:x1="11.635cm" svg:y1="9.667cm" svg:x2="11.635cm" svg:y2="3.444cm">
                <text:p/>
              </draw:line>
              <draw:line draw:style-name="gr7" draw:text-style-name="P3" draw:layer="layout" svg:x1="13.335cm" svg:y1="9.668cm" svg:x2="13.335cm" svg:y2="3.445cm">
                <text:p/>
              </draw:line>
              <draw:line draw:style-name="gr7" draw:text-style-name="P3" draw:layer="layout" svg:x1="14.235cm" svg:y1="9.669cm" svg:x2="14.235cm" svg:y2="3.446cm">
                <text:p/>
              </draw:line>
              <draw:line draw:style-name="gr7" draw:text-style-name="P3" draw:layer="layout" svg:x1="15.635cm" svg:y1="9.67cm" svg:x2="15.635cm" svg:y2="3.447cm">
                <text:p/>
              </draw:line>
              <draw:line draw:style-name="gr7" draw:text-style-name="P3" draw:layer="layout" svg:x1="17.435cm" svg:y1="9.671cm" svg:x2="17.435cm" svg:y2="3.448cm">
                <text:p/>
              </draw:line>
              <draw:line draw:style-name="gr7" draw:text-style-name="P3" draw:layer="layout" svg:x1="19.035cm" svg:y1="9.672cm" svg:x2="19.035cm" svg:y2="3.449cm">
                <text:p/>
              </draw:line>
            </draw:g>
            <draw:g>
              <draw:g>
                <draw:custom-shape draw:style-name="gr8" draw:text-style-name="P4" xml:id="id1" draw:id="id1" draw:layer="layout" svg:width="0.1cm" svg:height="0.102cm" svg:x="3.899cm" svg:y="8.79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4" xml:id="id2" draw:id="id2" draw:layer="layout" svg:width="0.1cm" svg:height="0.102cm" svg:x="4.5cm" svg:y="8.79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4" xml:id="id3" draw:id="id3" draw:layer="layout" svg:width="0.1cm" svg:height="0.102cm" svg:x="5.201cm" svg:y="8.79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4" xml:id="id4" draw:id="id4" draw:layer="layout" svg:width="0.1cm" svg:height="0.102cm" svg:x="5.902cm" svg:y="8.79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4" xml:id="id5" draw:id="id5" draw:layer="layout" svg:width="0.1cm" svg:height="0.102cm" svg:x="7.303cm" svg:y="8.79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4" xml:id="id6" draw:id="id6" draw:layer="layout" svg:width="0.1cm" svg:height="0.102cm" svg:x="8.075cm" svg:y="8.79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4" xml:id="id7" draw:id="id7" draw:layer="layout" svg:width="0.1cm" svg:height="0.102cm" svg:x="8.805cm" svg:y="8.79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4" xml:id="id9" draw:id="id9" draw:layer="layout" svg:width="0.1cm" svg:height="0.102cm" svg:x="10.808cm" svg:y="8.79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4" xml:id="id10" draw:id="id10" draw:layer="layout" svg:width="0.1cm" svg:height="0.102cm" svg:x="11.609cm" svg:y="8.79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4" xml:id="id11" draw:id="id11" draw:layer="layout" svg:width="0.1cm" svg:height="0.102cm" svg:x="13.31cm" svg:y="8.79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4" xml:id="id12" draw:id="id12" draw:layer="layout" svg:width="0.1cm" svg:height="0.102cm" svg:x="14.211cm" svg:y="8.79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4" xml:id="id13" draw:id="id13" draw:layer="layout" svg:width="0.1cm" svg:height="0.102cm" svg:x="15.612cm" svg:y="8.811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4" xml:id="id14" draw:id="id14" draw:layer="layout" svg:width="0.1cm" svg:height="0.102cm" svg:x="17.413cm" svg:y="8.812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4" xml:id="id15" draw:id="id15" draw:layer="layout" svg:width="0.1cm" svg:height="0.102cm" svg:x="19.014cm" svg:y="8.81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8" draw:text-style-name="P4" xml:id="id16" draw:id="id16" draw:layer="layout" svg:width="0.1cm" svg:height="0.102cm" svg:x="20.516cm" svg:y="8.815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onnector draw:style-name="gr9" draw:text-style-name="P3" draw:layer="layout" svg:x1="3.999cm" svg:y1="8.849cm" svg:x2="4.5cm" svg:y2="8.849cm" draw:start-shape="id1" draw:start-glue-point="10" draw:end-shape="id2" draw:end-glue-point="6" svg:d="M3999 8849h501" svg:viewBox="0 0 502 1">
                  <text:p/>
                </draw:connector>
                <draw:connector draw:style-name="gr9" draw:text-style-name="P3" draw:layer="layout" svg:x1="4.55cm" svg:y1="8.798cm" svg:x2="5.251cm" svg:y2="8.798cm" draw:start-shape="id2" draw:start-glue-point="4" draw:end-shape="id3" draw:end-glue-point="4" svg:d="M4550 8798v-526h701v526" svg:viewBox="0 0 702 527">
                  <text:p/>
                </draw:connector>
                <draw:connector draw:style-name="gr9" draw:text-style-name="P3" draw:layer="layout" svg:x1="4.55cm" svg:y1="8.9cm" svg:x2="5.251cm" svg:y2="8.9cm" draw:start-shape="id2" draw:start-glue-point="8" draw:end-shape="id3" draw:end-glue-point="8" svg:d="M4550 8900v527h701v-527" svg:viewBox="0 0 702 528">
                  <text:p/>
                </draw:connector>
                <draw:connector draw:style-name="gr9" draw:text-style-name="P3" draw:layer="layout" svg:x1="5.301cm" svg:y1="8.849cm" svg:x2="5.902cm" svg:y2="8.849cm" draw:start-shape="id3" draw:start-glue-point="10" draw:end-shape="id4" draw:end-glue-point="6" svg:d="M5301 8849h601" svg:viewBox="0 0 602 1">
                  <text:p/>
                </draw:connector>
                <draw:connector draw:style-name="gr9" draw:text-style-name="P3" draw:layer="layout" svg:x1="5.952cm" svg:y1="8.798cm" svg:x2="7.353cm" svg:y2="8.798cm" draw:start-shape="id4" draw:start-glue-point="4" draw:end-shape="id5" draw:end-glue-point="4" svg:d="M5952 8798v-526h1401v526" svg:viewBox="0 0 1402 527">
                  <text:p/>
                </draw:connector>
                <draw:connector draw:style-name="gr9" draw:text-style-name="P3" draw:layer="layout" svg:x1="6.002cm" svg:y1="8.849cm" svg:x2="7.303cm" svg:y2="8.849cm" draw:start-shape="id4" draw:start-glue-point="10" draw:end-shape="id5" draw:end-glue-point="6" svg:d="M6002 8849h1301" svg:viewBox="0 0 1302 1">
                  <text:p/>
                </draw:connector>
                <draw:connector draw:style-name="gr9" draw:text-style-name="P3" draw:layer="layout" svg:x1="5.952cm" svg:y1="8.9cm" svg:x2="7.353cm" svg:y2="8.9cm" draw:start-shape="id4" draw:start-glue-point="8" draw:end-shape="id5" draw:end-glue-point="8" svg:d="M5952 8900v527h1401v-527" svg:viewBox="0 0 1402 528">
                  <text:p/>
                </draw:connector>
                <draw:connector draw:style-name="gr9" draw:text-style-name="P3" draw:layer="layout" svg:x1="7.403cm" svg:y1="8.849cm" svg:x2="8.075cm" svg:y2="8.849cm" draw:start-shape="id5" draw:start-glue-point="10" draw:end-shape="id6" draw:end-glue-point="6" svg:d="M7403 8849h672" svg:viewBox="0 0 673 1">
                  <text:p/>
                </draw:connector>
                <draw:connector draw:style-name="gr9" draw:text-style-name="P3" draw:layer="layout" svg:x1="8.125cm" svg:y1="8.798cm" svg:x2="8.855cm" svg:y2="8.798cm" draw:start-shape="id6" draw:start-glue-point="4" draw:end-shape="id7" draw:end-glue-point="4" svg:d="M8125 8798v-526h730v526" svg:viewBox="0 0 731 527">
                  <text:p/>
                </draw:connector>
                <draw:connector draw:style-name="gr9" draw:text-style-name="P3" draw:layer="layout" svg:x1="8.125cm" svg:y1="8.9cm" svg:x2="8.855cm" svg:y2="8.9cm" draw:start-shape="id6" draw:start-glue-point="8" draw:end-shape="id7" draw:end-glue-point="8" svg:d="M8125 8900v527h730v-527" svg:viewBox="0 0 731 528">
                  <text:p/>
                </draw:connector>
                <draw:connector draw:style-name="gr9" draw:text-style-name="P3" draw:layer="layout" svg:x1="8.905cm" svg:y1="8.849cm" svg:x2="9.909cm" svg:y2="8.849cm" draw:start-shape="id7" draw:start-glue-point="10" draw:end-shape="id8" draw:end-glue-point="6" svg:d="M8905 8849h1004" svg:viewBox="0 0 1005 1">
                  <text:p/>
                </draw:connector>
                <draw:custom-shape draw:style-name="gr8" draw:text-style-name="P4" xml:id="id8" draw:id="id8" draw:layer="layout" svg:width="0.1cm" svg:height="0.102cm" svg:x="9.909cm" svg:y="8.798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onnector draw:style-name="gr9" draw:text-style-name="P3" draw:layer="layout" svg:x1="9.959cm" svg:y1="8.798cm" svg:x2="10.858cm" svg:y2="8.798cm" draw:start-shape="id8" draw:start-glue-point="4" draw:end-shape="id9" draw:end-glue-point="4" svg:d="M9959 8798v-526h899v526" svg:viewBox="0 0 900 527">
                  <text:p/>
                </draw:connector>
                <draw:connector draw:style-name="gr9" draw:text-style-name="P3" draw:layer="layout" svg:x1="9.959cm" svg:y1="8.9cm" svg:x2="10.858cm" svg:y2="8.9cm" draw:start-shape="id8" draw:start-glue-point="8" draw:end-shape="id9" draw:end-glue-point="8" svg:d="M9959 8900v527h899v-527" svg:viewBox="0 0 900 528">
                  <text:p/>
                </draw:connector>
                <draw:connector draw:style-name="gr9" draw:text-style-name="P3" draw:layer="layout" svg:x1="10.908cm" svg:y1="8.849cm" svg:x2="11.609cm" svg:y2="8.849cm" draw:start-shape="id9" draw:start-glue-point="10" draw:end-shape="id10" draw:end-glue-point="6" svg:d="M10908 8849h701" svg:viewBox="0 0 702 1">
                  <text:p/>
                </draw:connector>
                <draw:connector draw:style-name="gr9" draw:text-style-name="P3" draw:layer="layout" svg:x1="11.659cm" svg:y1="8.798cm" svg:x2="13.36cm" svg:y2="8.798cm" draw:start-shape="id10" draw:start-glue-point="4" draw:end-shape="id11" svg:d="M11659 8798v-526h1701v526" svg:viewBox="0 0 1702 527">
                  <text:p/>
                </draw:connector>
                <draw:connector draw:style-name="gr9" draw:text-style-name="P3" draw:layer="layout" svg:x1="11.659cm" svg:y1="8.9cm" svg:x2="13.36cm" svg:y2="8.9cm" draw:start-shape="id10" draw:start-glue-point="8" draw:end-shape="id11" draw:end-glue-point="2" svg:d="M11659 8900v527h1701v-527" svg:viewBox="0 0 1702 528">
                  <text:p/>
                </draw:connector>
                <draw:connector draw:style-name="gr9" draw:text-style-name="P3" draw:layer="layout" svg:x1="13.41cm" svg:y1="8.849cm" svg:x2="14.211cm" svg:y2="8.849cm" draw:start-shape="id11" draw:start-glue-point="10" draw:end-shape="id12" draw:end-glue-point="6" svg:d="M13410 8849h801" svg:viewBox="0 0 802 1">
                  <text:p/>
                </draw:connector>
                <draw:connector draw:style-name="gr9" draw:text-style-name="P3" draw:layer="layout" svg:x1="14.261cm" svg:y1="8.798cm" svg:x2="15.662cm" svg:y2="8.811cm" draw:start-shape="id12" draw:start-glue-point="4" draw:end-shape="id13" draw:end-glue-point="4" svg:d="M14261 8798v-526h1401v539" svg:viewBox="0 0 1402 540">
                  <text:p/>
                </draw:connector>
                <draw:connector draw:style-name="gr9" draw:text-style-name="P3" draw:layer="layout" svg:x1="14.261cm" svg:y1="8.9cm" svg:x2="15.662cm" svg:y2="8.913cm" draw:start-shape="id12" draw:start-glue-point="8" draw:end-shape="id13" draw:end-glue-point="8" svg:d="M14261 8900v540h1401v-527" svg:viewBox="0 0 1402 541">
                  <text:p/>
                </draw:connector>
                <draw:connector draw:style-name="gr9" draw:text-style-name="P3" draw:layer="layout" svg:x1="11.709cm" svg:y1="8.849cm" svg:x2="13.31cm" svg:y2="8.849cm" draw:start-shape="id10" draw:start-glue-point="10" draw:end-shape="id11" draw:end-glue-point="6" svg:d="M11709 8849h1601" svg:viewBox="0 0 1602 1">
                  <text:p/>
                </draw:connector>
                <draw:connector draw:style-name="gr9" draw:text-style-name="P3" draw:layer="layout" svg:x1="15.712cm" svg:y1="8.862cm" svg:x2="17.413cm" svg:y2="8.863cm" draw:start-shape="id13" draw:start-glue-point="10" draw:end-shape="id14" draw:end-glue-point="6" svg:d="M15712 8862h851v1h850" svg:viewBox="0 0 1702 2">
                  <text:p/>
                </draw:connector>
                <draw:connector draw:style-name="gr9" draw:text-style-name="P3" draw:layer="layout" svg:x1="17.463cm" svg:y1="8.812cm" svg:x2="19.064cm" svg:y2="8.813cm" draw:start-shape="id14" draw:start-glue-point="4" draw:end-shape="id15" svg:d="M17463 8812v-526h1601v527" svg:viewBox="0 0 1602 528">
                  <text:p/>
                </draw:connector>
                <draw:connector draw:style-name="gr9" draw:text-style-name="P3" draw:layer="layout" svg:x1="17.463cm" svg:y1="8.914cm" svg:x2="19.064cm" svg:y2="8.915cm" draw:start-shape="id14" draw:start-glue-point="8" draw:end-shape="id15" draw:end-glue-point="8" svg:d="M17463 8914v528h1601v-527" svg:viewBox="0 0 1602 529">
                  <text:p/>
                </draw:connector>
                <draw:connector draw:style-name="gr9" draw:text-style-name="P3" draw:layer="layout" svg:x1="19.114cm" svg:y1="8.864cm" svg:x2="20.516cm" svg:y2="8.866cm" draw:start-shape="id15" draw:start-glue-point="10" draw:end-shape="id16" draw:end-glue-point="6" svg:d="M19114 8864h702v2h700" svg:viewBox="0 0 1403 3">
                  <text:p/>
                </draw:connector>
              </draw:g>
              <draw:frame draw:style-name="gr10" draw:text-style-name="P5" draw:layer="layout" svg:width="1.124cm" svg:height="0.607cm" svg:x="6.032cm" svg:y="8.381cm">
                <draw:text-box>
                  <text:p><text:span text:style-name="T2">0.33</text:span></text:p>
                </draw:text-box>
              </draw:frame>
              <draw:frame draw:style-name="gr10" draw:text-style-name="P6" draw:layer="layout" svg:width="1.124cm" svg:height="0.607cm" svg:x="6.032cm" svg:y="7.782cm">
                <draw:text-box>
                  <text:p><text:span text:style-name="T3">0.39</text:span></text:p>
                </draw:text-box>
              </draw:frame>
              <draw:frame draw:style-name="gr10" draw:text-style-name="P7" draw:layer="layout" svg:width="1.124cm" svg:height="0.607cm" svg:x="6.032cm" svg:y="8.967cm">
                <draw:text-box>
                  <text:p><text:span text:style-name="T4">0.28</text:span></text:p>
                </draw:text-box>
              </draw:frame>
              <draw:frame draw:style-name="gr10" draw:text-style-name="P8" draw:layer="layout" svg:width="1.124cm" svg:height="0.607cm" svg:x="4.332cm" svg:y="8.967cm">
                <draw:text-box>
                  <text:p><text:span text:style-name="T5">0.25</text:span></text:p>
                </draw:text-box>
              </draw:frame>
              <draw:frame draw:style-name="gr10" draw:text-style-name="P6" draw:layer="layout" svg:width="1.124cm" svg:height="0.607cm" svg:x="4.332cm" svg:y="7.768cm">
                <draw:text-box>
                  <text:p><text:span text:style-name="T6">0.75</text:span></text:p>
                </draw:text-box>
              </draw:frame>
              <draw:frame draw:style-name="gr10" draw:text-style-name="P7" draw:layer="layout" svg:width="1.124cm" svg:height="0.607cm" svg:x="7.932cm" svg:y="8.968cm">
                <draw:text-box>
                  <text:p><text:span text:style-name="T4">0.26</text:span></text:p>
                </draw:text-box>
              </draw:frame>
              <draw:frame draw:style-name="gr10" draw:text-style-name="P6" draw:layer="layout" svg:width="1.124cm" svg:height="0.607cm" svg:x="7.932cm" svg:y="7.769cm">
                <draw:text-box>
                  <text:p><text:span text:style-name="T6">0.74</text:span></text:p>
                </draw:text-box>
              </draw:frame>
              <draw:frame draw:style-name="gr10" draw:text-style-name="P6" draw:layer="layout" svg:width="1.124cm" svg:height="0.607cm" svg:x="9.832cm" svg:y="7.783cm">
                <draw:text-box>
                  <text:p><text:span text:style-name="T3">0.40</text:span></text:p>
                </draw:text-box>
              </draw:frame>
              <draw:frame draw:style-name="gr10" draw:text-style-name="P6" draw:layer="layout" svg:width="1.124cm" svg:height="0.607cm" svg:x="9.832cm" svg:y="8.966cm">
                <draw:text-box>
                  <text:p><text:span text:style-name="T6">0.60</text:span></text:p>
                </draw:text-box>
              </draw:frame>
              <draw:frame draw:style-name="gr10" draw:text-style-name="P7" draw:layer="layout" svg:width="1.124cm" svg:height="0.607cm" svg:x="11.932cm" svg:y="8.969cm">
                <draw:text-box>
                  <text:p><text:span text:style-name="T4">0.26</text:span></text:p>
                </draw:text-box>
              </draw:frame>
              <draw:frame draw:style-name="gr10" draw:text-style-name="P5" draw:layer="layout" svg:width="1.124cm" svg:height="0.607cm" svg:x="11.932cm" svg:y="8.37cm">
                <draw:text-box>
                  <text:p><text:span text:style-name="T2">0.35</text:span></text:p>
                </draw:text-box>
              </draw:frame>
              <draw:frame draw:style-name="gr10" draw:text-style-name="P9" draw:layer="layout" svg:width="1.124cm" svg:height="0.607cm" svg:x="11.932cm" svg:y="7.771cm">
                <draw:text-box>
                  <text:p><text:span text:style-name="T3">0.39</text:span></text:p>
                </draw:text-box>
              </draw:frame>
              <draw:frame draw:style-name="gr10" draw:text-style-name="P9" draw:layer="layout" svg:width="1.124cm" svg:height="0.607cm" svg:x="14.432cm" svg:y="7.772cm">
                <draw:text-box>
                  <text:p><text:span text:style-name="T3">0.41</text:span></text:p>
                </draw:text-box>
              </draw:frame>
              <draw:frame draw:style-name="gr10" draw:text-style-name="P10" draw:layer="layout" svg:width="1.124cm" svg:height="0.607cm" svg:x="14.432cm" svg:y="8.973cm">
                <draw:text-box>
                  <text:p><text:span text:style-name="T7">0.59</text:span></text:p>
                </draw:text-box>
              </draw:frame>
              <draw:frame draw:style-name="gr10" draw:text-style-name="P9" draw:layer="layout" svg:width="1.124cm" svg:height="0.607cm" svg:x="17.732cm" svg:y="7.773cm">
                <draw:text-box>
                  <text:p><text:span text:style-name="T3">0.38</text:span></text:p>
                </draw:text-box>
              </draw:frame>
              <draw:frame draw:style-name="gr10" draw:text-style-name="P10" draw:layer="layout" svg:width="1.124cm" svg:height="0.607cm" svg:x="17.732cm" svg:y="8.974cm">
                <draw:text-box>
                  <text:p><text:span text:style-name="T7">0.62</text:span></text:p>
                </draw:text-box>
              </draw:frame>
            </draw:g>
            <draw:frame draw:style-name="gr1" draw:text-style-name="P11" draw:layer="layout" svg:width="9.053cm" svg:height="1.665cm" svg:x="7.672cm" svg:y="2.579cm">
              <draw:text-box>
                <text:p><text:span text:style-name="T1">Выравнивание ридов</text:span></text:p>
              </draw:text-box>
            </draw:frame>
            <draw:frame draw:style-name="gr1" draw:text-style-name="P1" draw:layer="layout" svg:width="17.018cm" svg:height="1.665cm" svg:x="3.689cm" svg:y="6.933cm">
              <draw:text-box>
                <text:p><text:span text:style-name="T1">Выровненный граф Де Брюйна</text:span></text:p>
              </draw:text-box>
            </draw:frame>
            <draw:frame draw:style-name="gr11" draw:layer="layout" svg:width="3.142cm" svg:height="2.709cm" svg:x="14.121cm" svg:y="11.535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FreeMono1" svg:font-family="FreeMono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.051cm" svg:stroke-color="#808080" draw:marker-start-width="0.279cm" draw:marker-start-center="false" draw:marker-end-width="0.152cm" draw:marker-end-center="false" draw:fill="hatch" draw:fill-color="#b3b3b3" draw:fill-hatch-name="Black_20_0_20_Degrees" draw:fill-hatch-solid="false" draw:opacity="10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27cm" svg:stroke-color="#000000" draw:marker-start-width="0.381cm" draw:marker-end-width="0.38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color="#ff420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5cm" fo:page-height="17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8T16:29:00.214897888</meta:creation-date>
    <dc:date>2020-04-28T05:18:24.786264734</dc:date>
    <meta:editing-duration>PT1H11M18S</meta:editing-duration>
    <meta:editing-cycles>22</meta:editing-cycles>
    <meta:generator>LibreOffice/6.0.7.3$Linux_X86_64 LibreOffice_project/00m0$Build-3</meta:generator>
    <meta:document-statistic meta:object-count="183"/>
  </office:meta>
</office:document-meta>
</file>

<file path=Object 1/content.xml><?xml version="1.0" encoding="utf-8"?>
<math xmlns="http://www.w3.org/1998/Math/MathML" display="block">
  <semantics>
    <mrow>
      <mrow>
        <mover accent="true">
          <mi>q</mi>
          <mo stretchy="false">⃗</mo>
        </mover>
        <mo stretchy="false">=</mo>
        <munder>
          <mi mathvariant="italic">argmin</mi>
          <mi>q</mi>
        </munder>
      </mrow>
      <mrow>
        <mrow>
          <munderover>
            <mo stretchy="false">∑</mo>
            <mrow>
              <mi>i</mi>
              <mo stretchy="false">=</mo>
              <mn>0</mn>
            </mrow>
            <mrow>
              <mo fence="true" stretchy="true">|</mo>
              <mrow>
                <mi>E</mi>
              </mrow>
              <mo fence="true" stretchy="true">|</mo>
            </mrow>
          </munderover>
          <msup>
            <mrow>
              <mo fence="true" stretchy="true">(</mo>
              <mrow>
                <mrow>
                  <msub>
                    <mi>f</mi>
                    <mi>i</mi>
                  </msub>
                  <mo stretchy="false">−</mo>
                  <mrow>
                    <munderover>
                      <mo stretchy="false">∑</mo>
                      <mtable>
                        <mtr>
                          <mtd>
                            <mrow>
                              <mi>j</mi>
                              <mo stretchy="false">=</mo>
                              <mn>0,</mn>
                            </mrow>
                          </mtd>
                        </mtr>
                        <mtr>
                          <mtd>
                            <mrow>
                              <mi mathvariant="italic">if</mi>
                              <mrow>
                                <msub>
                                  <mi>e</mi>
                                  <mi>i</mi>
                                </msub>
                                <mo stretchy="false">∈</mo>
                                <msub>
                                  <mi>h</mi>
                                  <mi>j</mi>
                                </msub>
                              </mrow>
                            </mrow>
                          </mtd>
                        </mtr>
                      </mtable>
                      <mrow>
                        <mo fence="true" stretchy="true">|</mo>
                        <mrow>
                          <mi>H</mi>
                        </mrow>
                        <mo fence="true" stretchy="true">|</mo>
                      </mrow>
                    </munderover>
                    <msub>
                      <mi>q</mi>
                      <mi>j</mi>
                    </msub>
                  </mrow>
                </mrow>
              </mrow>
              <mo fence="true" stretchy="true">)</mo>
            </mrow>
            <mn>2</mn>
          </msup>
        </mrow>
        <mo stretchy="false">+</mo>
        <mi>α</mi>
      </mrow>
      <mrow>
        <munderover>
          <mo stretchy="false">∑</mo>
          <mrow>
            <mi>j</mi>
            <mo stretchy="false">=</mo>
            <mn>0</mn>
          </mrow>
          <mrow>
            <mo fence="true" stretchy="true">|</mo>
            <mrow>
              <mi>H</mi>
            </mrow>
            <mo fence="true" stretchy="true">|</mo>
          </mrow>
        </munderover>
        <mrow>
          <mo fence="true" stretchy="false">(</mo>
          <mrow>
            <mrow>
              <msub>
                <mi>q</mi>
                <mi>i</mi>
              </msub>
              <mo stretchy="false">≠</mo>
              <mn>0</mn>
            </mrow>
          </mrow>
          <mo fence="true" stretchy="false">)</mo>
        </mrow>
      </mrow>
    </mrow>
    <annotation encoding="StarMath 5.0"> vec q  =  argmin csub{q} sum from{i=0} to{ abs{E} } left (f_i - sum from{ binom{j=0, }{if e_i in h_j} } to{abs{H}} q_j right )^2 + %alpha sum from{j=0} to{abs H} (q_i &lt;&gt; 0 ) </annotation>
  </semantics>
</math>
</file>

<file path=Object 2/content.xml><?xml version="1.0" encoding="utf-8"?>
<math xmlns="http://www.w3.org/1998/Math/MathML" display="block">
  <semantics>
    <mrow>
      <mover accent="true">
        <mi>q</mi>
        <mo stretchy="false">⃗</mo>
      </mover>
      <mo stretchy="false">=</mo>
      <mrow>
        <mo fence="true" stretchy="true">(</mo>
        <mrow>
          <mtable>
            <mtr>
              <mtd>
                <mstyle color="blue">
                  <msub>
                    <mi>q</mi>
                    <mn>1</mn>
                  </msub>
                </mstyle>
              </mtd>
            </mtr>
            <mtr>
              <mtd>
                <mo stretchy="false">⋮</mo>
              </mtd>
            </mtr>
            <mtr>
              <mtd>
                <mstyle color="green">
                  <msub>
                    <mi>q</mi>
                    <mi>i</mi>
                  </msub>
                </mstyle>
              </mtd>
            </mtr>
            <mtr>
              <mtd>
                <mo stretchy="false">⋮</mo>
              </mtd>
            </mtr>
            <mtr>
              <mtd>
                <mstyle color="red">
                  <msub>
                    <mi>q</mi>
                    <mi>n</mi>
                  </msub>
                </mstyle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style color="blue">
                  <mn>0.398</mn>
                </mstyle>
              </mtd>
            </mtr>
            <mtr>
              <mtd>
                <mn>0</mn>
              </mtd>
            </mtr>
            <mtr>
              <mtd>
                <mstyle color="green">
                  <mn>0.358</mn>
                </mstyle>
              </mtd>
            </mtr>
            <mtr>
              <mtd>
                <mn>0</mn>
              </mtd>
            </mtr>
            <mtr>
              <mtd>
                <mstyle color="red">
                  <mn>0.244</mn>
                </mstyle>
              </mtd>
            </mtr>
          </mtable>
        </mrow>
        <mo fence="true" stretchy="true">)</mo>
      </mrow>
    </mrow>
    <annotation encoding="StarMath 5.0">vec q = 
left ( stack{ color blue {q_1}  # dotsvert # color green {q_i}  # dotsvert # color red {q_n} } right ) = 
left ( stack{ color blue {0.398}  # 0 # color green {0.358}  # 0 # color red {0.244} } right )</annotation>
  </semantics>
</math>
</file>